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9.66pt"/>
    </style:style>
    <style:style style:name="co2" style:family="table-column">
      <style:table-column-properties fo:break-before="auto" style:column-width="69.7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104.46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s_2019-09-14T20:0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MessageSize</text:p>
          </table:table-cell>
          <table:table-cell office:value-type="string" calcext:value-type="string">
            <text:p>Messages</text:p>
          </table:table-cell>
          <table:table-cell office:value-type="string" calcext:value-type="string">
            <text:p>AverageBytesPerSec</text:p>
          </table:table-cell>
          <table:table-cell office:value-type="string" calcext:value-type="string">
            <text:p>AverageMsgsPerSec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563965.8081034" calcext:value-type="float">
            <text:p>563965.8081034</text:p>
          </table:table-cell>
          <table:table-cell office:value-type="float" office:value="4405.4" calcext:value-type="float">
            <text:p>4405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20110.6899697" calcext:value-type="float">
            <text:p>320110.6899697</text:p>
          </table:table-cell>
          <table:table-cell office:value-type="float" office:value="2500.5" calcext:value-type="float">
            <text:p>2500.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05925.629289467" calcext:value-type="float">
            <text:p>205925.629289467</text:p>
          </table:table-cell>
          <table:table-cell office:value-type="float" office:value="1608.4" calcext:value-type="float">
            <text:p>1608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18819.97389375" calcext:value-type="float">
            <text:p>218819.97389375</text:p>
          </table:table-cell>
          <table:table-cell office:value-type="float" office:value="1709" calcext:value-type="float">
            <text:p>170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455970.6257423" calcext:value-type="float">
            <text:p>455970.6257423</text:p>
          </table:table-cell>
          <table:table-cell office:value-type="float" office:value="3562" calcext:value-type="float">
            <text:p>356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64347.555042667" calcext:value-type="float">
            <text:p>264347.555042667</text:p>
          </table:table-cell>
          <table:table-cell office:value-type="float" office:value="2064.66666666667" calcext:value-type="float">
            <text:p>2064.66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41241.01022295" calcext:value-type="float">
            <text:p>241241.01022295</text:p>
          </table:table-cell>
          <table:table-cell office:value-type="float" office:value="1884.15" calcext:value-type="float">
            <text:p>1884.1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15152.93793756" calcext:value-type="float">
            <text:p>215152.93793756</text:p>
          </table:table-cell>
          <table:table-cell office:value-type="float" office:value="1680.4" calcext:value-type="float">
            <text:p>1680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543052.571676" calcext:value-type="float">
            <text:p>543052.571676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46311.0142492" calcext:value-type="float">
            <text:p>346311.0142492</text:p>
          </table:table-cell>
          <table:table-cell office:value-type="float" office:value="2705" calcext:value-type="float">
            <text:p>270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64559.46684764" calcext:value-type="float">
            <text:p>264559.46684764</text:p>
          </table:table-cell>
          <table:table-cell office:value-type="float" office:value="2066.44" calcext:value-type="float">
            <text:p>2066.4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93884.294619" calcext:value-type="float">
            <text:p>193884.294619</text:p>
          </table:table-cell>
          <table:table-cell office:value-type="float" office:value="1514.2" calcext:value-type="float">
            <text:p>1514.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20001.7228692" calcext:value-type="float">
            <text:p>420001.7228692</text:p>
          </table:table-cell>
          <table:table-cell office:value-type="float" office:value="6561.8" calcext:value-type="float">
            <text:p>6561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74774.8942875" calcext:value-type="float">
            <text:p>274774.8942875</text:p>
          </table:table-cell>
          <table:table-cell office:value-type="float" office:value="4292.8" calcext:value-type="float">
            <text:p>4292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18081.780375867" calcext:value-type="float">
            <text:p>218081.780375867</text:p>
          </table:table-cell>
          <table:table-cell office:value-type="float" office:value="3407.06666666667" calcext:value-type="float">
            <text:p>3407.06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34298.8885342" calcext:value-type="float">
            <text:p>134298.8885342</text:p>
          </table:table-cell>
          <table:table-cell office:value-type="float" office:value="2097.9" calcext:value-type="float">
            <text:p>2097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18304.5288849" calcext:value-type="float">
            <text:p>518304.5288849</text:p>
          </table:table-cell>
          <table:table-cell office:value-type="float" office:value="8097.9" calcext:value-type="float">
            <text:p>8097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44164.813771467" calcext:value-type="float">
            <text:p>244164.813771467</text:p>
          </table:table-cell>
          <table:table-cell office:value-type="float" office:value="3814.46666666667" calcext:value-type="float">
            <text:p>3814.46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98062.9587901" calcext:value-type="float">
            <text:p>198062.9587901</text:p>
          </table:table-cell>
          <table:table-cell office:value-type="float" office:value="3094.3" calcext:value-type="float">
            <text:p>3094.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43242.2701448" calcext:value-type="float">
            <text:p>143242.2701448</text:p>
          </table:table-cell>
          <table:table-cell office:value-type="float" office:value="2237.64" calcext:value-type="float">
            <text:p>2237.6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47810.363746533" calcext:value-type="float">
            <text:p>447810.363746533</text:p>
          </table:table-cell>
          <table:table-cell office:value-type="float" office:value="6996.53333333333" calcext:value-type="float">
            <text:p>6996.53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28365.3079726" calcext:value-type="float">
            <text:p>328365.3079726</text:p>
          </table:table-cell>
          <table:table-cell office:value-type="float" office:value="5130.15" calcext:value-type="float">
            <text:p>5130.1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22174.93949632" calcext:value-type="float">
            <text:p>222174.93949632</text:p>
          </table:table-cell>
          <table:table-cell office:value-type="float" office:value="3471.08" calcext:value-type="float">
            <text:p>3471.0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48966.595441533" calcext:value-type="float">
            <text:p>148966.595441533</text:p>
          </table:table-cell>
          <table:table-cell office:value-type="float" office:value="2327.13333333333" calcext:value-type="float">
            <text:p>2327.13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94545.4419708" calcext:value-type="float">
            <text:p>394545.4419708</text:p>
          </table:table-cell>
          <table:table-cell office:value-type="float" office:value="12329.2" calcext:value-type="float">
            <text:p>12329.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82740.7898122" calcext:value-type="float">
            <text:p>282740.7898122</text:p>
          </table:table-cell>
          <table:table-cell office:value-type="float" office:value="8835" calcext:value-type="float">
            <text:p>883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73715.195613" calcext:value-type="float">
            <text:p>173715.195613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24316.7369759" calcext:value-type="float">
            <text:p>124316.7369759</text:p>
          </table:table-cell>
          <table:table-cell office:value-type="float" office:value="3884.35" calcext:value-type="float">
            <text:p>3884.3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84326.7123939" calcext:value-type="float">
            <text:p>384326.7123939</text:p>
          </table:table-cell>
          <table:table-cell office:value-type="float" office:value="12009.6" calcext:value-type="float">
            <text:p>12009.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75393.270494133" calcext:value-type="float">
            <text:p>275393.270494133</text:p>
          </table:table-cell>
          <table:table-cell office:value-type="float" office:value="8605.53333333334" calcext:value-type="float">
            <text:p>8605.5333333333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74097.33369455" calcext:value-type="float">
            <text:p>174097.33369455</text:p>
          </table:table-cell>
          <table:table-cell office:value-type="float" office:value="5440.15" calcext:value-type="float">
            <text:p>5440.1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40763.8397994" calcext:value-type="float">
            <text:p>140763.8397994</text:p>
          </table:table-cell>
          <table:table-cell office:value-type="float" office:value="4398.32" calcext:value-type="float">
            <text:p>4398.3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27351.7318682" calcext:value-type="float">
            <text:p>427351.7318682</text:p>
          </table:table-cell>
          <table:table-cell office:value-type="float" office:value="13354.2666666667" calcext:value-type="float">
            <text:p>13354.2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74925.67492455" calcext:value-type="float">
            <text:p>274925.67492455</text:p>
          </table:table-cell>
          <table:table-cell office:value-type="float" office:value="8591" calcext:value-type="float">
            <text:p>8591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51643.0828192" calcext:value-type="float">
            <text:p>151643.0828192</text:p>
          </table:table-cell>
          <table:table-cell office:value-type="float" office:value="4738.36" calcext:value-type="float">
            <text:p>4738.3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23604.915656033" calcext:value-type="float">
            <text:p>123604.915656033</text:p>
          </table:table-cell>
          <table:table-cell office:value-type="float" office:value="3862.13333333333" calcext:value-type="float">
            <text:p>3862.13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28522.4975042" calcext:value-type="float">
            <text:p>228522.4975042</text:p>
          </table:table-cell>
          <table:table-cell office:value-type="float" office:value="14282.2" calcext:value-type="float">
            <text:p>14282.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9408.6613297" calcext:value-type="float">
            <text:p>199408.6613297</text:p>
          </table:table-cell>
          <table:table-cell office:value-type="float" office:value="12462.7" calcext:value-type="float">
            <text:p>12462.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7210.138352267" calcext:value-type="float">
            <text:p>137210.138352267</text:p>
          </table:table-cell>
          <table:table-cell office:value-type="float" office:value="8575.06666666667" calcext:value-type="float">
            <text:p>8575.06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96786.1007795" calcext:value-type="float">
            <text:p>96786.1007795</text:p>
          </table:table-cell>
          <table:table-cell office:value-type="float" office:value="6048.6" calcext:value-type="float">
            <text:p>6048.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2817.1190293" calcext:value-type="float">
            <text:p>372817.1190293</text:p>
          </table:table-cell>
          <table:table-cell office:value-type="float" office:value="23300.6" calcext:value-type="float">
            <text:p>23300.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7779.555297467" calcext:value-type="float">
            <text:p>197779.555297467</text:p>
          </table:table-cell>
          <table:table-cell office:value-type="float" office:value="12360.8" calcext:value-type="float">
            <text:p>12360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7022.85372865" calcext:value-type="float">
            <text:p>137022.85372865</text:p>
          </table:table-cell>
          <table:table-cell office:value-type="float" office:value="8563.45" calcext:value-type="float">
            <text:p>8563.4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76616.92929164" calcext:value-type="float">
            <text:p>76616.92929164</text:p>
          </table:table-cell>
          <table:table-cell office:value-type="float" office:value="4788.04" calcext:value-type="float">
            <text:p>4788.0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46261.1157044" calcext:value-type="float">
            <text:p>346261.1157044</text:p>
          </table:table-cell>
          <table:table-cell office:value-type="float" office:value="21640.8666666667" calcext:value-type="float">
            <text:p>21640.8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8656.9167754" calcext:value-type="float">
            <text:p>198656.9167754</text:p>
          </table:table-cell>
          <table:table-cell office:value-type="float" office:value="12415.55" calcext:value-type="float">
            <text:p>12415.5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5673.0138308" calcext:value-type="float">
            <text:p>115673.01383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71767.7297326667" calcext:value-type="float">
            <text:p>71767.7297326667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93765.215071" calcext:value-type="float">
            <text:p>193765.215071</text:p>
          </table:table-cell>
          <table:table-cell office:value-type="float" office:value="24220.2" calcext:value-type="float">
            <text:p>24220.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42371.2667784" calcext:value-type="float">
            <text:p>142371.2667784</text:p>
          </table:table-cell>
          <table:table-cell office:value-type="float" office:value="17795.9" calcext:value-type="float">
            <text:p>17795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1072.420877667" calcext:value-type="float">
            <text:p>101072.420877667</text:p>
          </table:table-cell>
          <table:table-cell office:value-type="float" office:value="12633.4666666667" calcext:value-type="float">
            <text:p>12633.4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6561.56905865" calcext:value-type="float">
            <text:p>76561.56905865</text:p>
          </table:table-cell>
          <table:table-cell office:value-type="float" office:value="9569.8" calcext:value-type="float">
            <text:p>9569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76096.8755197" calcext:value-type="float">
            <text:p>176096.8755197</text:p>
          </table:table-cell>
          <table:table-cell office:value-type="float" office:value="22011.5" calcext:value-type="float">
            <text:p>22011.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38405.987319667" calcext:value-type="float">
            <text:p>138405.987319667</text:p>
          </table:table-cell>
          <table:table-cell office:value-type="float" office:value="17300.2666666667" calcext:value-type="float">
            <text:p>17300.2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3035.19234375" calcext:value-type="float">
            <text:p>103035.19234375</text:p>
          </table:table-cell>
          <table:table-cell office:value-type="float" office:value="12878.9" calcext:value-type="float">
            <text:p>12878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9185.08851976" calcext:value-type="float">
            <text:p>59185.08851976</text:p>
          </table:table-cell>
          <table:table-cell office:value-type="float" office:value="7397.64" calcext:value-type="float">
            <text:p>7397.6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24078.448277533" calcext:value-type="float">
            <text:p>224078.448277533</text:p>
          </table:table-cell>
          <table:table-cell office:value-type="float" office:value="28009.1333333333" calcext:value-type="float">
            <text:p>28009.1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48401.7519874" calcext:value-type="float">
            <text:p>148401.7519874</text:p>
          </table:table-cell>
          <table:table-cell office:value-type="float" office:value="18549.75" calcext:value-type="float">
            <text:p>18549.7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98862.14131132" calcext:value-type="float">
            <text:p>98862.14131132</text:p>
          </table:table-cell>
          <table:table-cell office:value-type="float" office:value="12357.24" calcext:value-type="float">
            <text:p>12357.2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62103.4209875333" calcext:value-type="float">
            <text:p>62103.4209875333</text:p>
          </table:table-cell>
          <table:table-cell office:value-type="float" office:value="7762.36666666667" calcext:value-type="float">
            <text:p>7762.36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5263.4635208" calcext:value-type="float">
            <text:p>145263.4635208</text:p>
          </table:table-cell>
          <table:table-cell office:value-type="float" office:value="36315.4" calcext:value-type="float">
            <text:p>36315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2989.3533201" calcext:value-type="float">
            <text:p>72989.3533201</text:p>
          </table:table-cell>
          <table:table-cell office:value-type="float" office:value="18246.8" calcext:value-type="float">
            <text:p>18246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7595.3424891333" calcext:value-type="float">
            <text:p>47595.3424891333</text:p>
          </table:table-cell>
          <table:table-cell office:value-type="float" office:value="11898.3333333333" calcext:value-type="float">
            <text:p>11898.3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077436.3911687" calcext:value-type="float">
            <text:p>2077436.3911687</text:p>
          </table:table-cell>
          <table:table-cell office:value-type="float" office:value="519358.55" calcext:value-type="float">
            <text:p>519358.5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74096.9066387" calcext:value-type="float">
            <text:p>174096.9066387</text:p>
          </table:table-cell>
          <table:table-cell office:value-type="float" office:value="43523.6" calcext:value-type="float">
            <text:p>43523.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7954.2285018" calcext:value-type="float">
            <text:p>87954.2285018</text:p>
          </table:table-cell>
          <table:table-cell office:value-type="float" office:value="21988.0666666667" calcext:value-type="float">
            <text:p>21988.0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4755.3518548" calcext:value-type="float">
            <text:p>74755.3518548</text:p>
          </table:table-cell>
          <table:table-cell office:value-type="float" office:value="18688.45" calcext:value-type="float">
            <text:p>18688.4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8149.6266664" calcext:value-type="float">
            <text:p>48149.6266664</text:p>
          </table:table-cell>
          <table:table-cell office:value-type="float" office:value="12036.88" calcext:value-type="float">
            <text:p>12036.8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3119.582602133" calcext:value-type="float">
            <text:p>143119.582602133</text:p>
          </table:table-cell>
          <table:table-cell office:value-type="float" office:value="35779.5333333333" calcext:value-type="float">
            <text:p>35779.5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6076.8339093" calcext:value-type="float">
            <text:p>76076.8339093</text:p>
          </table:table-cell>
          <table:table-cell office:value-type="float" office:value="19018.65" calcext:value-type="float">
            <text:p>19018.6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1232.17630976" calcext:value-type="float">
            <text:p>71232.17630976</text:p>
          </table:table-cell>
          <table:table-cell office:value-type="float" office:value="17807.56" calcext:value-type="float">
            <text:p>17807.5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7811.5739703" calcext:value-type="float">
            <text:p>47811.5739703</text:p>
          </table:table-cell>
          <table:table-cell office:value-type="float" office:value="11952.2333333333" calcext:value-type="float">
            <text:p>11952.2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4716.9277206" calcext:value-type="float">
            <text:p>84716.9277206</text:p>
          </table:table-cell>
          <table:table-cell office:value-type="float" office:value="42357.8" calcext:value-type="float">
            <text:p>42357.8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8461.7174541" calcext:value-type="float">
            <text:p>38461.7174541</text:p>
          </table:table-cell>
          <table:table-cell office:value-type="float" office:value="19230.4" calcext:value-type="float">
            <text:p>19230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8677.156017" calcext:value-type="float">
            <text:p>38677.156017</text:p>
          </table:table-cell>
          <table:table-cell office:value-type="float" office:value="19338.0666666667" calcext:value-type="float">
            <text:p>19338.0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2349.875638" calcext:value-type="float">
            <text:p>22349.875638</text:p>
          </table:table-cell>
          <table:table-cell office:value-type="float" office:value="11174.4" calcext:value-type="float">
            <text:p>11174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06150.7112805" calcext:value-type="float">
            <text:p>106150.7112805</text:p>
          </table:table-cell>
          <table:table-cell office:value-type="float" office:value="53074.9" calcext:value-type="float">
            <text:p>53074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2462.7049872667" calcext:value-type="float">
            <text:p>42462.7049872667</text:p>
          </table:table-cell>
          <table:table-cell office:value-type="float" office:value="21230.9333333333" calcext:value-type="float">
            <text:p>21230.9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1595.95616305" calcext:value-type="float">
            <text:p>21595.95616305</text:p>
          </table:table-cell>
          <table:table-cell office:value-type="float" office:value="10797.55" calcext:value-type="float">
            <text:p>10797.5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7351.19305232" calcext:value-type="float">
            <text:p>27351.19305232</text:p>
          </table:table-cell>
          <table:table-cell office:value-type="float" office:value="13675.12" calcext:value-type="float">
            <text:p>13675.1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2361.0925756" calcext:value-type="float">
            <text:p>92361.0925756</text:p>
          </table:table-cell>
          <table:table-cell office:value-type="float" office:value="46180.0666666667" calcext:value-type="float">
            <text:p>46180.066666666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7616.8496578" calcext:value-type="float">
            <text:p>57616.8496578</text:p>
          </table:table-cell>
          <table:table-cell office:value-type="float" office:value="28808.05" calcext:value-type="float">
            <text:p>28808.0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8872.31325284" calcext:value-type="float">
            <text:p>28872.31325284</text:p>
          </table:table-cell>
          <table:table-cell office:value-type="float" office:value="14435.76" calcext:value-type="float">
            <text:p>14435.76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506.4977917667" calcext:value-type="float">
            <text:p>30506.4977917667</text:p>
          </table:table-cell>
          <table:table-cell office:value-type="float" office:value="15252.7" calcext:value-type="float">
            <text:p>15252.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4353.4814426" calcext:value-type="float">
            <text:p>54353.4814426</text:p>
          </table:table-cell>
          <table:table-cell office:value-type="float" office:value="54353" calcext:value-type="float">
            <text:p>5435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781.2980787" calcext:value-type="float">
            <text:p>31781.2980787</text:p>
          </table:table-cell>
          <table:table-cell office:value-type="float" office:value="31780.7" calcext:value-type="float">
            <text:p>31780.7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1572.0504465333" calcext:value-type="float">
            <text:p>21572.0504465333</text:p>
          </table:table-cell>
          <table:table-cell office:value-type="float" office:value="21571.5333333333" calcext:value-type="float">
            <text:p>21571.5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012.56713465" calcext:value-type="float">
            <text:p>16012.56713465</text:p>
          </table:table-cell>
          <table:table-cell office:value-type="float" office:value="16012.15" calcext:value-type="float">
            <text:p>16012.15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812.7303461" calcext:value-type="float">
            <text:p>26812.7303461</text:p>
          </table:table-cell>
          <table:table-cell office:value-type="float" office:value="26812.1" calcext:value-type="float">
            <text:p>26812.1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8968.3334245333" calcext:value-type="float">
            <text:p>18968.3334245333</text:p>
          </table:table-cell>
          <table:table-cell office:value-type="float" office:value="18967.7333333333" calcext:value-type="float">
            <text:p>18967.7333333333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9000.53108805" calcext:value-type="float">
            <text:p>19000.53108805</text:p>
          </table:table-cell>
          <table:table-cell office:value-type="float" office:value="19000" calcext:value-type="float">
            <text:p>19000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6289.85047488" calcext:value-type="float">
            <text:p>16289.85047488</text:p>
          </table:table-cell>
          <table:table-cell office:value-type="float" office:value="16289.4" calcext:value-type="float">
            <text:p>16289.4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252.5897698" calcext:value-type="float">
            <text:p>58252.5897698</text:p>
          </table:table-cell>
          <table:table-cell office:value-type="float" office:value="58252.2" calcext:value-type="float">
            <text:p>58252.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6014.36858125" calcext:value-type="float">
            <text:p>46014.36858125</text:p>
          </table:table-cell>
          <table:table-cell office:value-type="float" office:value="46013.9" calcext:value-type="float">
            <text:p>46013.9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9638.95929724" calcext:value-type="float">
            <text:p>29638.95929724</text:p>
          </table:table-cell>
          <table:table-cell office:value-type="float" office:value="29638.52" calcext:value-type="float">
            <text:p>29638.52</text:p>
          </table:table-cell>
        </table:table-row>
        <table:table-row table:style-name="ro1">
          <table:table-cell office:value-type="string" calcext:value-type="string">
            <text:p>10.0.0.1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782.1308779" calcext:value-type="float">
            <text:p>25782.1308779</text:p>
          </table:table-cell>
          <table:table-cell office:value-type="float" office:value="25781.6" calcext:value-type="float">
            <text:p>25781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695058.288213" calcext:value-type="float">
            <text:p>695058.288213</text:p>
          </table:table-cell>
          <table:table-cell office:value-type="float" office:value="5429.6" calcext:value-type="float">
            <text:p>5429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72316.6690324" calcext:value-type="float">
            <text:p>372316.6690324</text:p>
          </table:table-cell>
          <table:table-cell office:value-type="float" office:value="2908.2" calcext:value-type="float">
            <text:p>2908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31112.849336333" calcext:value-type="float">
            <text:p>331112.849336333</text:p>
          </table:table-cell>
          <table:table-cell office:value-type="float" office:value="2586.26666666667" calcext:value-type="float">
            <text:p>2586.26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57056.5252832" calcext:value-type="float">
            <text:p>257056.5252832</text:p>
          </table:table-cell>
          <table:table-cell office:value-type="float" office:value="2007.75" calcext:value-type="float">
            <text:p>2007.7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85194.6234694" calcext:value-type="float">
            <text:p>385194.6234694</text:p>
          </table:table-cell>
          <table:table-cell office:value-type="float" office:value="3008.8" calcext:value-type="float">
            <text:p>3008.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35710.524835133" calcext:value-type="float">
            <text:p>235710.524835133</text:p>
          </table:table-cell>
          <table:table-cell office:value-type="float" office:value="1841.06666666667" calcext:value-type="float">
            <text:p>1841.06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02703.7964221" calcext:value-type="float">
            <text:p>202703.7964221</text:p>
          </table:table-cell>
          <table:table-cell office:value-type="float" office:value="1583.15" calcext:value-type="float">
            <text:p>1583.1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38546.8700392" calcext:value-type="float">
            <text:p>138546.8700392</text:p>
          </table:table-cell>
          <table:table-cell office:value-type="float" office:value="1081.88" calcext:value-type="float">
            <text:p>1081.8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483281.0643604" calcext:value-type="float">
            <text:p>483281.0643604</text:p>
          </table:table-cell>
          <table:table-cell office:value-type="float" office:value="3775.13333333333" calcext:value-type="float">
            <text:p>3775.13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64771.33319025" calcext:value-type="float">
            <text:p>264771.33319025</text:p>
          </table:table-cell>
          <table:table-cell office:value-type="float" office:value="2067.9" calcext:value-type="float">
            <text:p>2067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12576.60570684" calcext:value-type="float">
            <text:p>212576.60570684</text:p>
          </table:table-cell>
          <table:table-cell office:value-type="float" office:value="1660.24" calcext:value-type="float">
            <text:p>1660.2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59990.1516128" calcext:value-type="float">
            <text:p>159990.1516128</text:p>
          </table:table-cell>
          <table:table-cell office:value-type="float" office:value="1249.3" calcext:value-type="float">
            <text:p>1249.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37271.7347156" calcext:value-type="float">
            <text:p>537271.7347156</text:p>
          </table:table-cell>
          <table:table-cell office:value-type="float" office:value="8394.6" calcext:value-type="float">
            <text:p>8394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48923.1029064" calcext:value-type="float">
            <text:p>248923.1029064</text:p>
          </table:table-cell>
          <table:table-cell office:value-type="float" office:value="3888.9" calcext:value-type="float">
            <text:p>3888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79545.471036867" calcext:value-type="float">
            <text:p>179545.471036867</text:p>
          </table:table-cell>
          <table:table-cell office:value-type="float" office:value="2805" calcext:value-type="float">
            <text:p>280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36212.3127922" calcext:value-type="float">
            <text:p>136212.3127922</text:p>
          </table:table-cell>
          <table:table-cell office:value-type="float" office:value="2127.8" calcext:value-type="float">
            <text:p>2127.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06804.3957307" calcext:value-type="float">
            <text:p>406804.3957307</text:p>
          </table:table-cell>
          <table:table-cell office:value-type="float" office:value="6355.9" calcext:value-type="float">
            <text:p>6355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57653.098961067" calcext:value-type="float">
            <text:p>257653.098961067</text:p>
          </table:table-cell>
          <table:table-cell office:value-type="float" office:value="4025.4" calcext:value-type="float">
            <text:p>4025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61996.48345955" calcext:value-type="float">
            <text:p>161996.48345955</text:p>
          </table:table-cell>
          <table:table-cell office:value-type="float" office:value="2530.7" calcext:value-type="float">
            <text:p>2530.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5688.41953224" calcext:value-type="float">
            <text:p>125688.41953224</text:p>
          </table:table-cell>
          <table:table-cell office:value-type="float" office:value="1963.36" calcext:value-type="float">
            <text:p>1963.3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24911.174778733" calcext:value-type="float">
            <text:p>424911.174778733</text:p>
          </table:table-cell>
          <table:table-cell office:value-type="float" office:value="6638.66666666667" calcext:value-type="float">
            <text:p>6638.66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317949.42423865" calcext:value-type="float">
            <text:p>317949.42423865</text:p>
          </table:table-cell>
          <table:table-cell office:value-type="float" office:value="4967.45" calcext:value-type="float">
            <text:p>4967.4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13870.80596224" calcext:value-type="float">
            <text:p>213870.80596224</text:p>
          </table:table-cell>
          <table:table-cell office:value-type="float" office:value="3341.28" calcext:value-type="float">
            <text:p>3341.2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60276.463132567" calcext:value-type="float">
            <text:p>160276.463132567</text:p>
          </table:table-cell>
          <table:table-cell office:value-type="float" office:value="2503.8" calcext:value-type="float">
            <text:p>2503.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28152.0642258" calcext:value-type="float">
            <text:p>428152.0642258</text:p>
          </table:table-cell>
          <table:table-cell office:value-type="float" office:value="13379.2" calcext:value-type="float">
            <text:p>13379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58414.893967" calcext:value-type="float">
            <text:p>258414.893967</text:p>
          </table:table-cell>
          <table:table-cell office:value-type="float" office:value="8075.1" calcext:value-type="float">
            <text:p>8075.1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45151.887119533" calcext:value-type="float">
            <text:p>145151.887119533</text:p>
          </table:table-cell>
          <table:table-cell office:value-type="float" office:value="4535.4" calcext:value-type="float">
            <text:p>4535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37415.7211019" calcext:value-type="float">
            <text:p>137415.7211019</text:p>
          </table:table-cell>
          <table:table-cell office:value-type="float" office:value="4293.75" calcext:value-type="float">
            <text:p>4293.7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42456.6298742" calcext:value-type="float">
            <text:p>442456.6298742</text:p>
          </table:table-cell>
          <table:table-cell office:value-type="float" office:value="13826.1" calcext:value-type="float">
            <text:p>13826.1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22156.905139733" calcext:value-type="float">
            <text:p>322156.905139733</text:p>
          </table:table-cell>
          <table:table-cell office:value-type="float" office:value="10066.8666666667" calcext:value-type="float">
            <text:p>10066.8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52823.3223029" calcext:value-type="float">
            <text:p>152823.3223029</text:p>
          </table:table-cell>
          <table:table-cell office:value-type="float" office:value="4775.3" calcext:value-type="float">
            <text:p>4775.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7677.53058156" calcext:value-type="float">
            <text:p>107677.53058156</text:p>
          </table:table-cell>
          <table:table-cell office:value-type="float" office:value="3364.48" calcext:value-type="float">
            <text:p>3364.4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04719.4890388" calcext:value-type="float">
            <text:p>404719.4890388</text:p>
          </table:table-cell>
          <table:table-cell office:value-type="float" office:value="12647" calcext:value-type="float">
            <text:p>1264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25250.52897815" calcext:value-type="float">
            <text:p>225250.52897815</text:p>
          </table:table-cell>
          <table:table-cell office:value-type="float" office:value="7038.7" calcext:value-type="float">
            <text:p>7038.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37722.84750392" calcext:value-type="float">
            <text:p>137722.84750392</text:p>
          </table:table-cell>
          <table:table-cell office:value-type="float" office:value="4303.4" calcext:value-type="float">
            <text:p>4303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98960.2534297" calcext:value-type="float">
            <text:p>98960.2534297</text:p>
          </table:table-cell>
          <table:table-cell office:value-type="float" office:value="3092" calcext:value-type="float">
            <text:p>309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07825.9932174" calcext:value-type="float">
            <text:p>207825.9932174</text:p>
          </table:table-cell>
          <table:table-cell office:value-type="float" office:value="12988.6" calcext:value-type="float">
            <text:p>12988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08249.4821717" calcext:value-type="float">
            <text:p>208249.4821717</text:p>
          </table:table-cell>
          <table:table-cell office:value-type="float" office:value="13014.9" calcext:value-type="float">
            <text:p>13014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50012.976595467" calcext:value-type="float">
            <text:p>150012.976595467</text:p>
          </table:table-cell>
          <table:table-cell office:value-type="float" office:value="9375.33333333333" calcext:value-type="float">
            <text:p>9375.33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8830.010297" calcext:value-type="float">
            <text:p>108830.010297</text:p>
          </table:table-cell>
          <table:table-cell office:value-type="float" office:value="6801.35" calcext:value-type="float">
            <text:p>6801.3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89638.4924756" calcext:value-type="float">
            <text:p>389638.4924756</text:p>
          </table:table-cell>
          <table:table-cell office:value-type="float" office:value="24352" calcext:value-type="float">
            <text:p>2435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89906.611192467" calcext:value-type="float">
            <text:p>189906.611192467</text:p>
          </table:table-cell>
          <table:table-cell office:value-type="float" office:value="11868.5333333333" calcext:value-type="float">
            <text:p>11868.5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8460.29515515" calcext:value-type="float">
            <text:p>138460.29515515</text:p>
          </table:table-cell>
          <table:table-cell office:value-type="float" office:value="8653.25" calcext:value-type="float">
            <text:p>8653.2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8923.68516672" calcext:value-type="float">
            <text:p>108923.68516672</text:p>
          </table:table-cell>
          <table:table-cell office:value-type="float" office:value="6807.16" calcext:value-type="float">
            <text:p>6807.1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13913.803098933" calcext:value-type="float">
            <text:p>313913.803098933</text:p>
          </table:table-cell>
          <table:table-cell office:value-type="float" office:value="19619" calcext:value-type="float">
            <text:p>1961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66677.4513852" calcext:value-type="float">
            <text:p>166677.4513852</text:p>
          </table:table-cell>
          <table:table-cell office:value-type="float" office:value="10416.75" calcext:value-type="float">
            <text:p>10416.7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31601.00165744" calcext:value-type="float">
            <text:p>131601.00165744</text:p>
          </table:table-cell>
          <table:table-cell office:value-type="float" office:value="8224.6" calcext:value-type="float">
            <text:p>8224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95152.0452211" calcext:value-type="float">
            <text:p>95152.0452211</text:p>
          </table:table-cell>
          <table:table-cell office:value-type="float" office:value="5946.56666666667" calcext:value-type="float">
            <text:p>5946.56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46284.2329728" calcext:value-type="float">
            <text:p>246284.2329728</text:p>
          </table:table-cell>
          <table:table-cell office:value-type="float" office:value="30785.2" calcext:value-type="float">
            <text:p>30785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43644.0411962" calcext:value-type="float">
            <text:p>143644.0411962</text:p>
          </table:table-cell>
          <table:table-cell office:value-type="float" office:value="17954.9" calcext:value-type="float">
            <text:p>17954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3036.511486867" calcext:value-type="float">
            <text:p>103036.511486867</text:p>
          </table:table-cell>
          <table:table-cell office:value-type="float" office:value="12879" calcext:value-type="float">
            <text:p>1287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61224.22541935" calcext:value-type="float">
            <text:p>61224.22541935</text:p>
          </table:table-cell>
          <table:table-cell office:value-type="float" office:value="7652.5" calcext:value-type="float">
            <text:p>7652.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67180.3420124" calcext:value-type="float">
            <text:p>267180.3420124</text:p>
          </table:table-cell>
          <table:table-cell office:value-type="float" office:value="33397.1" calcext:value-type="float">
            <text:p>33397.1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43297.225295" calcext:value-type="float">
            <text:p>143297.225295</text:p>
          </table:table-cell>
          <table:table-cell office:value-type="float" office:value="17911.5333333333" calcext:value-type="float">
            <text:p>17911.5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88996.49737295" calcext:value-type="float">
            <text:p>88996.49737295</text:p>
          </table:table-cell>
          <table:table-cell office:value-type="float" office:value="11124.1" calcext:value-type="float">
            <text:p>11124.1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64999.3994848" calcext:value-type="float">
            <text:p>64999.3994848</text:p>
          </table:table-cell>
          <table:table-cell office:value-type="float" office:value="8124.44" calcext:value-type="float">
            <text:p>8124.4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60952.34434" calcext:value-type="float">
            <text:p>160952.34434</text:p>
          </table:table-cell>
          <table:table-cell office:value-type="float" office:value="20118.6" calcext:value-type="float">
            <text:p>20118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7692.09930965" calcext:value-type="float">
            <text:p>107692.09930965</text:p>
          </table:table-cell>
          <table:table-cell office:value-type="float" office:value="13460.95" calcext:value-type="float">
            <text:p>13460.9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86932.19127092" calcext:value-type="float">
            <text:p>86932.19127092</text:p>
          </table:table-cell>
          <table:table-cell office:value-type="float" office:value="10866.04" calcext:value-type="float">
            <text:p>10866.0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80184.1487604667" calcext:value-type="float">
            <text:p>80184.1487604667</text:p>
          </table:table-cell>
          <table:table-cell office:value-type="float" office:value="10022.5" calcext:value-type="float">
            <text:p>10022.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64483.251737" calcext:value-type="float">
            <text:p>164483.251737</text:p>
          </table:table-cell>
          <table:table-cell office:value-type="float" office:value="41120.4" calcext:value-type="float">
            <text:p>41120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19589.1746321" calcext:value-type="float">
            <text:p>119589.1746321</text:p>
          </table:table-cell>
          <table:table-cell office:value-type="float" office:value="29896.7" calcext:value-type="float">
            <text:p>29896.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0149.8765197333" calcext:value-type="float">
            <text:p>60149.8765197333</text:p>
          </table:table-cell>
          <table:table-cell office:value-type="float" office:value="15037.0666666667" calcext:value-type="float">
            <text:p>15037.0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3493.57644015" calcext:value-type="float">
            <text:p>33493.57644015</text:p>
          </table:table-cell>
          <table:table-cell office:value-type="float" office:value="8372.85" calcext:value-type="float">
            <text:p>8372.8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20728.4870166" calcext:value-type="float">
            <text:p>120728.4870166</text:p>
          </table:table-cell>
          <table:table-cell office:value-type="float" office:value="30181.6" calcext:value-type="float">
            <text:p>30181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01175.1598606" calcext:value-type="float">
            <text:p>101175.1598606</text:p>
          </table:table-cell>
          <table:table-cell office:value-type="float" office:value="25293.4" calcext:value-type="float">
            <text:p>25293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2560.4302531" calcext:value-type="float">
            <text:p>62560.4302531</text:p>
          </table:table-cell>
          <table:table-cell office:value-type="float" office:value="15639.65" calcext:value-type="float">
            <text:p>15639.6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7367.35898528" calcext:value-type="float">
            <text:p>47367.35898528</text:p>
          </table:table-cell>
          <table:table-cell office:value-type="float" office:value="11841.36" calcext:value-type="float">
            <text:p>11841.3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6002.356009867" calcext:value-type="float">
            <text:p>146002.356009867</text:p>
          </table:table-cell>
          <table:table-cell office:value-type="float" office:value="36500.1333333333" calcext:value-type="float">
            <text:p>36500.1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2143.0916311" calcext:value-type="float">
            <text:p>92143.0916311</text:p>
          </table:table-cell>
          <table:table-cell office:value-type="float" office:value="23035.2" calcext:value-type="float">
            <text:p>23035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71032.84834828" calcext:value-type="float">
            <text:p>71032.84834828</text:p>
          </table:table-cell>
          <table:table-cell office:value-type="float" office:value="17757.72" calcext:value-type="float">
            <text:p>17757.7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3496.8986420667" calcext:value-type="float">
            <text:p>53496.8986420667</text:p>
          </table:table-cell>
          <table:table-cell office:value-type="float" office:value="13373.7666666667" calcext:value-type="float">
            <text:p>13373.7666666667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84239.6171472" calcext:value-type="float">
            <text:p>84239.6171472</text:p>
          </table:table-cell>
          <table:table-cell office:value-type="float" office:value="42119.2" calcext:value-type="float">
            <text:p>42119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1630.0123544" calcext:value-type="float">
            <text:p>51630.0123544</text:p>
          </table:table-cell>
          <table:table-cell office:value-type="float" office:value="25814.6" calcext:value-type="float">
            <text:p>25814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1409.7873728667" calcext:value-type="float">
            <text:p>21409.7873728667</text:p>
          </table:table-cell>
          <table:table-cell office:value-type="float" office:value="10704.4" calcext:value-type="float">
            <text:p>10704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5474.1236818" calcext:value-type="float">
            <text:p>25474.1236818</text:p>
          </table:table-cell>
          <table:table-cell office:value-type="float" office:value="12736.65" calcext:value-type="float">
            <text:p>12736.6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9939.1028023" calcext:value-type="float">
            <text:p>69939.1028023</text:p>
          </table:table-cell>
          <table:table-cell office:value-type="float" office:value="34969.1" calcext:value-type="float">
            <text:p>34969.1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0469.1089496" calcext:value-type="float">
            <text:p>50469.1089496</text:p>
          </table:table-cell>
          <table:table-cell office:value-type="float" office:value="25234.1333333333" calcext:value-type="float">
            <text:p>25234.1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1442.1564871" calcext:value-type="float">
            <text:p>41442.1564871</text:p>
          </table:table-cell>
          <table:table-cell office:value-type="float" office:value="20720.65" calcext:value-type="float">
            <text:p>20720.6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0735.8837158" calcext:value-type="float">
            <text:p>30735.8837158</text:p>
          </table:table-cell>
          <table:table-cell office:value-type="float" office:value="15367.48" calcext:value-type="float">
            <text:p>15367.4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96488.6471580667" calcext:value-type="float">
            <text:p>96488.6471580667</text:p>
          </table:table-cell>
          <table:table-cell office:value-type="float" office:value="48243.8" calcext:value-type="float">
            <text:p>48243.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9271.9749876" calcext:value-type="float">
            <text:p>39271.9749876</text:p>
          </table:table-cell>
          <table:table-cell office:value-type="float" office:value="19635.55" calcext:value-type="float">
            <text:p>19635.55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1941.15053644" calcext:value-type="float">
            <text:p>31941.15053644</text:p>
          </table:table-cell>
          <table:table-cell office:value-type="float" office:value="15970.08" calcext:value-type="float">
            <text:p>15970.0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8010.4594183" calcext:value-type="float">
            <text:p>18010.4594183</text:p>
          </table:table-cell>
          <table:table-cell office:value-type="float" office:value="9004.73333333333" calcext:value-type="float">
            <text:p>9004.73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06725.8196326" calcext:value-type="float">
            <text:p>106725.8196326</text:p>
          </table:table-cell>
          <table:table-cell office:value-type="float" office:value="106725.2" calcext:value-type="float">
            <text:p>106725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7180.2069026" calcext:value-type="float">
            <text:p>57180.2069026</text:p>
          </table:table-cell>
          <table:table-cell office:value-type="float" office:value="57179.6" calcext:value-type="float">
            <text:p>57179.6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2207.6453140667" calcext:value-type="float">
            <text:p>32207.6453140667</text:p>
          </table:table-cell>
          <table:table-cell office:value-type="float" office:value="32207.1333333333" calcext:value-type="float">
            <text:p>32207.133333333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470.79353555" calcext:value-type="float">
            <text:p>26470.79353555</text:p>
          </table:table-cell>
          <table:table-cell office:value-type="float" office:value="26470.3" calcext:value-type="float">
            <text:p>26470.3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0721.3236252" calcext:value-type="float">
            <text:p>80721.3236252</text:p>
          </table:table-cell>
          <table:table-cell office:value-type="float" office:value="80720.8" calcext:value-type="float">
            <text:p>80720.8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3166.9208541333" calcext:value-type="float">
            <text:p>43166.9208541333</text:p>
          </table:table-cell>
          <table:table-cell office:value-type="float" office:value="43166.4" calcext:value-type="float">
            <text:p>43166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0512.3790039" calcext:value-type="float">
            <text:p>40512.3790039</text:p>
          </table:table-cell>
          <table:table-cell office:value-type="float" office:value="40511.9" calcext:value-type="float">
            <text:p>40511.9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769.70929548" calcext:value-type="float">
            <text:p>26769.70929548</text:p>
          </table:table-cell>
          <table:table-cell office:value-type="float" office:value="26769.2" calcext:value-type="float">
            <text:p>26769.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9862.5105651333" calcext:value-type="float">
            <text:p>69862.5105651333</text:p>
          </table:table-cell>
          <table:table-cell office:value-type="float" office:value="69862" calcext:value-type="float">
            <text:p>6986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7255.88849515" calcext:value-type="float">
            <text:p>47255.88849515</text:p>
          </table:table-cell>
          <table:table-cell office:value-type="float" office:value="47255.4" calcext:value-type="float">
            <text:p>47255.4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6479.39659612" calcext:value-type="float">
            <text:p>36479.39659612</text:p>
          </table:table-cell>
          <table:table-cell office:value-type="float" office:value="36478.92" calcext:value-type="float">
            <text:p>36478.92</text:p>
          </table:table-cell>
        </table:table-row>
        <table:table-row table:style-name="ro1">
          <table:table-cell office:value-type="string" calcext:value-type="string">
            <text:p>10.0.0.1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6708.1180919667" calcext:value-type="float">
            <text:p>26708.1180919667</text:p>
          </table:table-cell>
          <table:table-cell office:value-type="float" office:value="26707.6666666667" calcext:value-type="float">
            <text:p>26707.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537902.66243" calcext:value-type="float">
            <text:p>537902.66243</text:p>
          </table:table-cell>
          <table:table-cell office:value-type="float" office:value="4201.8" calcext:value-type="float">
            <text:p>4201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51072.3680619" calcext:value-type="float">
            <text:p>251072.3680619</text:p>
          </table:table-cell>
          <table:table-cell office:value-type="float" office:value="1961.1" calcext:value-type="float">
            <text:p>1961.1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68843.761023067" calcext:value-type="float">
            <text:p>168843.761023067</text:p>
          </table:table-cell>
          <table:table-cell office:value-type="float" office:value="1318.6" calcext:value-type="float">
            <text:p>1318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49333.5135122" calcext:value-type="float">
            <text:p>149333.5135122</text:p>
          </table:table-cell>
          <table:table-cell office:value-type="float" office:value="1166.05" calcext:value-type="float">
            <text:p>1166.0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355953.1166551" calcext:value-type="float">
            <text:p>355953.1166551</text:p>
          </table:table-cell>
          <table:table-cell office:value-type="float" office:value="2780.4" calcext:value-type="float">
            <text:p>2780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32988.609799533" calcext:value-type="float">
            <text:p>232988.609799533</text:p>
          </table:table-cell>
          <table:table-cell office:value-type="float" office:value="1819.8" calcext:value-type="float">
            <text:p>1819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73331.67522445" calcext:value-type="float">
            <text:p>173331.67522445</text:p>
          </table:table-cell>
          <table:table-cell office:value-type="float" office:value="1353.65" calcext:value-type="float">
            <text:p>1353.6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15049.10621004" calcext:value-type="float">
            <text:p>115049.10621004</text:p>
          </table:table-cell>
          <table:table-cell office:value-type="float" office:value="898.4" calcext:value-type="float">
            <text:p>898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473287.577524333" calcext:value-type="float">
            <text:p>473287.577524333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265289.2853804" calcext:value-type="float">
            <text:p>265289.2853804</text:p>
          </table:table-cell>
          <table:table-cell office:value-type="float" office:value="2072.15" calcext:value-type="float">
            <text:p>2072.1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92912.41986744" calcext:value-type="float">
            <text:p>192912.41986744</text:p>
          </table:table-cell>
          <table:table-cell office:value-type="float" office:value="1506.68" calcext:value-type="float">
            <text:p>1506.6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28" calcext:value-type="float">
            <text:p>128</text:p>
          </table:table-cell>
          <table:table-cell office:value-type="float" office:value="500" calcext:value-type="float">
            <text:p>500</text:p>
          </table:table-cell>
          <table:table-cell office:value-type="float" office:value="142419.518627" calcext:value-type="float">
            <text:p>142419.518627</text:p>
          </table:table-cell>
          <table:table-cell office:value-type="float" office:value="1112.1" calcext:value-type="float">
            <text:p>1112.1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32732.7166964" calcext:value-type="float">
            <text:p>432732.7166964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53514.8343928" calcext:value-type="float">
            <text:p>253514.8343928</text:p>
          </table:table-cell>
          <table:table-cell office:value-type="float" office:value="3960.6" calcext:value-type="float">
            <text:p>3960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49798.4131618" calcext:value-type="float">
            <text:p>149798.4131618</text:p>
          </table:table-cell>
          <table:table-cell office:value-type="float" office:value="2340.06666666667" calcext:value-type="float">
            <text:p>2340.0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6923.1986882" calcext:value-type="float">
            <text:p>126923.1986882</text:p>
          </table:table-cell>
          <table:table-cell office:value-type="float" office:value="1982.6" calcext:value-type="float">
            <text:p>1982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465706.3222146" calcext:value-type="float">
            <text:p>465706.3222146</text:p>
          </table:table-cell>
          <table:table-cell office:value-type="float" office:value="7276.2" calcext:value-type="float">
            <text:p>7276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62066.320420467" calcext:value-type="float">
            <text:p>262066.320420467</text:p>
          </table:table-cell>
          <table:table-cell office:value-type="float" office:value="4094.2" calcext:value-type="float">
            <text:p>4094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77203.6118916" calcext:value-type="float">
            <text:p>177203.6118916</text:p>
          </table:table-cell>
          <table:table-cell office:value-type="float" office:value="2768.35" calcext:value-type="float">
            <text:p>2768.3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16599.0292074" calcext:value-type="float">
            <text:p>116599.0292074</text:p>
          </table:table-cell>
          <table:table-cell office:value-type="float" office:value="1821.48" calcext:value-type="float">
            <text:p>1821.4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536874.1286104" calcext:value-type="float">
            <text:p>536874.1286104</text:p>
          </table:table-cell>
          <table:table-cell office:value-type="float" office:value="8388.26666666667" calcext:value-type="float">
            <text:p>8388.2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81688.0657405" calcext:value-type="float">
            <text:p>281688.0657405</text:p>
          </table:table-cell>
          <table:table-cell office:value-type="float" office:value="4401.05" calcext:value-type="float">
            <text:p>4401.0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79836.52032836" calcext:value-type="float">
            <text:p>179836.52032836</text:p>
          </table:table-cell>
          <table:table-cell office:value-type="float" office:value="2809.44" calcext:value-type="float">
            <text:p>2809.4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128000.743448767" calcext:value-type="float">
            <text:p>128000.743448767</text:p>
          </table:table-cell>
          <table:table-cell office:value-type="float" office:value="1999.53333333333" calcext:value-type="float">
            <text:p>1999.53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318157.8511332" calcext:value-type="float">
            <text:p>318157.8511332</text:p>
          </table:table-cell>
          <table:table-cell office:value-type="float" office:value="9942" calcext:value-type="float">
            <text:p>994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33419.7060444" calcext:value-type="float">
            <text:p>233419.7060444</text:p>
          </table:table-cell>
          <table:table-cell office:value-type="float" office:value="7293.9" calcext:value-type="float">
            <text:p>7293.9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36216.013397" calcext:value-type="float">
            <text:p>136216.013397</text:p>
          </table:table-cell>
          <table:table-cell office:value-type="float" office:value="4256.26666666667" calcext:value-type="float">
            <text:p>4256.2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5790.67925385" calcext:value-type="float">
            <text:p>105790.67925385</text:p>
          </table:table-cell>
          <table:table-cell office:value-type="float" office:value="3305.45" calcext:value-type="float">
            <text:p>3305.4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29618.8033726" calcext:value-type="float">
            <text:p>429618.8033726</text:p>
          </table:table-cell>
          <table:table-cell office:value-type="float" office:value="13425" calcext:value-type="float">
            <text:p>1342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85346.433132467" calcext:value-type="float">
            <text:p>185346.433132467</text:p>
          </table:table-cell>
          <table:table-cell office:value-type="float" office:value="5791.66666666667" calcext:value-type="float">
            <text:p>5791.6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64101.15503145" calcext:value-type="float">
            <text:p>164101.15503145</text:p>
          </table:table-cell>
          <table:table-cell office:value-type="float" office:value="5127.55" calcext:value-type="float">
            <text:p>5127.5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25379.48096084" calcext:value-type="float">
            <text:p>125379.48096084</text:p>
          </table:table-cell>
          <table:table-cell office:value-type="float" office:value="3917.52" calcext:value-type="float">
            <text:p>3917.5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435869.5532764" calcext:value-type="float">
            <text:p>435869.5532764</text:p>
          </table:table-cell>
          <table:table-cell office:value-type="float" office:value="13620.4" calcext:value-type="float">
            <text:p>13620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34099.7695158" calcext:value-type="float">
            <text:p>234099.7695158</text:p>
          </table:table-cell>
          <table:table-cell office:value-type="float" office:value="7315.05" calcext:value-type="float">
            <text:p>7315.0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53465.10512388" calcext:value-type="float">
            <text:p>153465.10512388</text:p>
          </table:table-cell>
          <table:table-cell office:value-type="float" office:value="4795.24" calcext:value-type="float">
            <text:p>4795.2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230709.502405833" calcext:value-type="float">
            <text:p>230709.502405833</text:p>
          </table:table-cell>
          <table:table-cell office:value-type="float" office:value="7209.2" calcext:value-type="float">
            <text:p>7209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32319.0088582" calcext:value-type="float">
            <text:p>332319.0088582</text:p>
          </table:table-cell>
          <table:table-cell office:value-type="float" office:value="20769.4" calcext:value-type="float">
            <text:p>20769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96323.2423776" calcext:value-type="float">
            <text:p>196323.2423776</text:p>
          </table:table-cell>
          <table:table-cell office:value-type="float" office:value="12269.8" calcext:value-type="float">
            <text:p>12269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57190.4476178" calcext:value-type="float">
            <text:p>157190.4476178</text:p>
          </table:table-cell>
          <table:table-cell office:value-type="float" office:value="9824" calcext:value-type="float">
            <text:p>982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01742.20724055" calcext:value-type="float">
            <text:p>101742.20724055</text:p>
          </table:table-cell>
          <table:table-cell office:value-type="float" office:value="6358.45" calcext:value-type="float">
            <text:p>6358.4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24934.1621849" calcext:value-type="float">
            <text:p>324934.1621849</text:p>
          </table:table-cell>
          <table:table-cell office:value-type="float" office:value="20308" calcext:value-type="float">
            <text:p>2030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76518.413793133" calcext:value-type="float">
            <text:p>176518.413793133</text:p>
          </table:table-cell>
          <table:table-cell office:value-type="float" office:value="11031.8" calcext:value-type="float">
            <text:p>11031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5598.42234365" calcext:value-type="float">
            <text:p>115598.42234365</text:p>
          </table:table-cell>
          <table:table-cell office:value-type="float" office:value="7224.3" calcext:value-type="float">
            <text:p>7224.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75396.10208176" calcext:value-type="float">
            <text:p>75396.10208176</text:p>
          </table:table-cell>
          <table:table-cell office:value-type="float" office:value="4711.72" calcext:value-type="float">
            <text:p>4711.7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298181.288985733" calcext:value-type="float">
            <text:p>298181.288985733</text:p>
          </table:table-cell>
          <table:table-cell office:value-type="float" office:value="18635.6666666667" calcext:value-type="float">
            <text:p>18635.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58579.2895145" calcext:value-type="float">
            <text:p>158579.2895145</text:p>
          </table:table-cell>
          <table:table-cell office:value-type="float" office:value="9910.75" calcext:value-type="float">
            <text:p>9910.7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8802.50531868" calcext:value-type="float">
            <text:p>118802.50531868</text:p>
          </table:table-cell>
          <table:table-cell office:value-type="float" office:value="7424.6" calcext:value-type="float">
            <text:p>7424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79353.3366095667" calcext:value-type="float">
            <text:p>79353.3366095667</text:p>
          </table:table-cell>
          <table:table-cell office:value-type="float" office:value="4959.06666666667" calcext:value-type="float">
            <text:p>4959.0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49997.0795654" calcext:value-type="float">
            <text:p>249997.0795654</text:p>
          </table:table-cell>
          <table:table-cell office:value-type="float" office:value="31249.4" calcext:value-type="float">
            <text:p>31249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5948.5132704" calcext:value-type="float">
            <text:p>125948.5132704</text:p>
          </table:table-cell>
          <table:table-cell office:value-type="float" office:value="15743.2" calcext:value-type="float">
            <text:p>15743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92555.6003553333" calcext:value-type="float">
            <text:p>92555.6003553333</text:p>
          </table:table-cell>
          <table:table-cell office:value-type="float" office:value="11568.9333333333" calcext:value-type="float">
            <text:p>11568.9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550319.25958435" calcext:value-type="float">
            <text:p>7550319.25958435</text:p>
          </table:table-cell>
          <table:table-cell office:value-type="float" office:value="943789.4" calcext:value-type="float">
            <text:p>943789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276285.5030948" calcext:value-type="float">
            <text:p>276285.5030948</text:p>
          </table:table-cell>
          <table:table-cell office:value-type="float" office:value="34535.4" calcext:value-type="float">
            <text:p>34535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28954.0397374" calcext:value-type="float">
            <text:p>128954.0397374</text:p>
          </table:table-cell>
          <table:table-cell office:value-type="float" office:value="16118.8" calcext:value-type="float">
            <text:p>16118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92314.3778274" calcext:value-type="float">
            <text:p>92314.3778274</text:p>
          </table:table-cell>
          <table:table-cell office:value-type="float" office:value="11538.85" calcext:value-type="float">
            <text:p>11538.8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4149.59204248" calcext:value-type="float">
            <text:p>54149.59204248</text:p>
          </table:table-cell>
          <table:table-cell office:value-type="float" office:value="6768.28" calcext:value-type="float">
            <text:p>6768.2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72091.938318067" calcext:value-type="float">
            <text:p>172091.938318067</text:p>
          </table:table-cell>
          <table:table-cell office:value-type="float" office:value="21511" calcext:value-type="float">
            <text:p>21511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108874.2242373" calcext:value-type="float">
            <text:p>108874.2242373</text:p>
          </table:table-cell>
          <table:table-cell office:value-type="float" office:value="13608.75" calcext:value-type="float">
            <text:p>13608.7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7936.93994344" calcext:value-type="float">
            <text:p>57936.93994344</text:p>
          </table:table-cell>
          <table:table-cell office:value-type="float" office:value="7241.64" calcext:value-type="float">
            <text:p>7241.6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50496.3940837333" calcext:value-type="float">
            <text:p>50496.3940837333</text:p>
          </table:table-cell>
          <table:table-cell office:value-type="float" office:value="6311.56666666667" calcext:value-type="float">
            <text:p>6311.5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40821.6735138" calcext:value-type="float">
            <text:p>140821.6735138</text:p>
          </table:table-cell>
          <table:table-cell office:value-type="float" office:value="35205" calcext:value-type="float">
            <text:p>3520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9868.5258938" calcext:value-type="float">
            <text:p>69868.5258938</text:p>
          </table:table-cell>
          <table:table-cell office:value-type="float" office:value="17466.6" calcext:value-type="float">
            <text:p>17466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4895.3235490667" calcext:value-type="float">
            <text:p>44895.3235490667</text:p>
          </table:table-cell>
          <table:table-cell office:value-type="float" office:value="11223.2666666667" calcext:value-type="float">
            <text:p>11223.2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3675.3827699" calcext:value-type="float">
            <text:p>33675.3827699</text:p>
          </table:table-cell>
          <table:table-cell office:value-type="float" office:value="8418.25" calcext:value-type="float">
            <text:p>8418.2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62890.8056621" calcext:value-type="float">
            <text:p>162890.8056621</text:p>
          </table:table-cell>
          <table:table-cell office:value-type="float" office:value="40722.2" calcext:value-type="float">
            <text:p>40722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88563.4461781333" calcext:value-type="float">
            <text:p>88563.4461781333</text:p>
          </table:table-cell>
          <table:table-cell office:value-type="float" office:value="22140.3333333333" calcext:value-type="float">
            <text:p>22140.3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5941.01709945" calcext:value-type="float">
            <text:p>55941.01709945</text:p>
          </table:table-cell>
          <table:table-cell office:value-type="float" office:value="13984.8" calcext:value-type="float">
            <text:p>13984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8551.82008456" calcext:value-type="float">
            <text:p>38551.82008456</text:p>
          </table:table-cell>
          <table:table-cell office:value-type="float" office:value="9637.36" calcext:value-type="float">
            <text:p>9637.3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56957.258442467" calcext:value-type="float">
            <text:p>156957.258442467</text:p>
          </table:table-cell>
          <table:table-cell office:value-type="float" office:value="39238.9333333333" calcext:value-type="float">
            <text:p>39238.9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2368.1946778" calcext:value-type="float">
            <text:p>92368.1946778</text:p>
          </table:table-cell>
          <table:table-cell office:value-type="float" office:value="23091.5" calcext:value-type="float">
            <text:p>23091.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0611.8699654" calcext:value-type="float">
            <text:p>60611.8699654</text:p>
          </table:table-cell>
          <table:table-cell office:value-type="float" office:value="15152.4" calcext:value-type="float">
            <text:p>15152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3064.3756745" calcext:value-type="float">
            <text:p>43064.3756745</text:p>
          </table:table-cell>
          <table:table-cell office:value-type="float" office:value="10765.6" calcext:value-type="float">
            <text:p>10765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74639.6888558" calcext:value-type="float">
            <text:p>74639.6888558</text:p>
          </table:table-cell>
          <table:table-cell office:value-type="float" office:value="37319.4" calcext:value-type="float">
            <text:p>37319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1717.9000589" calcext:value-type="float">
            <text:p>51717.9000589</text:p>
          </table:table-cell>
          <table:table-cell office:value-type="float" office:value="25858.6" calcext:value-type="float">
            <text:p>25858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4452.2990284667" calcext:value-type="float">
            <text:p>34452.2990284667</text:p>
          </table:table-cell>
          <table:table-cell office:value-type="float" office:value="17225.6666666667" calcext:value-type="float">
            <text:p>17225.6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4292.9014104" calcext:value-type="float">
            <text:p>24292.9014104</text:p>
          </table:table-cell>
          <table:table-cell office:value-type="float" office:value="12146" calcext:value-type="float">
            <text:p>1214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57883.7073938" calcext:value-type="float">
            <text:p>57883.7073938</text:p>
          </table:table-cell>
          <table:table-cell office:value-type="float" office:value="28941.3" calcext:value-type="float">
            <text:p>28941.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3745.9544499333" calcext:value-type="float">
            <text:p>43745.9544499333</text:p>
          </table:table-cell>
          <table:table-cell office:value-type="float" office:value="21872.5333333333" calcext:value-type="float">
            <text:p>21872.5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8385.89785405" calcext:value-type="float">
            <text:p>28385.89785405</text:p>
          </table:table-cell>
          <table:table-cell office:value-type="float" office:value="14192.4" calcext:value-type="float">
            <text:p>14192.4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9597.9259698" calcext:value-type="float">
            <text:p>19597.9259698</text:p>
          </table:table-cell>
          <table:table-cell office:value-type="float" office:value="9798.56" calcext:value-type="float">
            <text:p>9798.5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77201.3172854667" calcext:value-type="float">
            <text:p>77201.3172854667</text:p>
          </table:table-cell>
          <table:table-cell office:value-type="float" office:value="38600.2" calcext:value-type="float">
            <text:p>38600.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2446.7710198" calcext:value-type="float">
            <text:p>32446.7710198</text:p>
          </table:table-cell>
          <table:table-cell office:value-type="float" office:value="16222.85" calcext:value-type="float">
            <text:p>16222.8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6963.05547932" calcext:value-type="float">
            <text:p>26963.05547932</text:p>
          </table:table-cell>
          <table:table-cell office:value-type="float" office:value="13481.12" calcext:value-type="float">
            <text:p>13481.1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0957.5571043667" calcext:value-type="float">
            <text:p>20957.5571043667</text:p>
          </table:table-cell>
          <table:table-cell office:value-type="float" office:value="10478.3" calcext:value-type="float">
            <text:p>10478.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90179.1448146" calcext:value-type="float">
            <text:p>90179.1448146</text:p>
          </table:table-cell>
          <table:table-cell office:value-type="float" office:value="90178.8" calcext:value-type="float">
            <text:p>90178.8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58283.183212" calcext:value-type="float">
            <text:p>58283.183212</text:p>
          </table:table-cell>
          <table:table-cell office:value-type="float" office:value="58282.6" calcext:value-type="float">
            <text:p>58282.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3788.8740109333" calcext:value-type="float">
            <text:p>33788.8740109333</text:p>
          </table:table-cell>
          <table:table-cell office:value-type="float" office:value="33788.3333333333" calcext:value-type="float">
            <text:p>33788.3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5792.94223265" calcext:value-type="float">
            <text:p>25792.94223265</text:p>
          </table:table-cell>
          <table:table-cell office:value-type="float" office:value="25792.5" calcext:value-type="float">
            <text:p>25792.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74865.7546129" calcext:value-type="float">
            <text:p>74865.7546129</text:p>
          </table:table-cell>
          <table:table-cell office:value-type="float" office:value="74865.3" calcext:value-type="float">
            <text:p>74865.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1500.2520379333" calcext:value-type="float">
            <text:p>41500.2520379333</text:p>
          </table:table-cell>
          <table:table-cell office:value-type="float" office:value="41499.7333333333" calcext:value-type="float">
            <text:p>41499.7333333333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7220.4784195" calcext:value-type="float">
            <text:p>37220.4784195</text:p>
          </table:table-cell>
          <table:table-cell office:value-type="float" office:value="37219.95" calcext:value-type="float">
            <text:p>37219.9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7324.815946" calcext:value-type="float">
            <text:p>27324.815946</text:p>
          </table:table-cell>
          <table:table-cell office:value-type="float" office:value="27324.32" calcext:value-type="float">
            <text:p>27324.32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6071.767719" calcext:value-type="float">
            <text:p>66071.767719</text:p>
          </table:table-cell>
          <table:table-cell office:value-type="float" office:value="66071.2666666667" calcext:value-type="float">
            <text:p>66071.2666666667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48908.37831655" calcext:value-type="float">
            <text:p>48908.37831655</text:p>
          </table:table-cell>
          <table:table-cell office:value-type="float" office:value="48907.85" calcext:value-type="float">
            <text:p>48907.85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31118.0226352" calcext:value-type="float">
            <text:p>31118.0226352</text:p>
          </table:table-cell>
          <table:table-cell office:value-type="float" office:value="31117.56" calcext:value-type="float">
            <text:p>31117.56</text:p>
          </table:table-cell>
        </table:table-row>
        <table:table-row table:style-name="ro1">
          <table:table-cell office:value-type="string" calcext:value-type="string">
            <text:p>10.0.0.1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23214.3678285" calcext:value-type="float">
            <text:p>23214.3678285</text:p>
          </table:table-cell>
          <table:table-cell office:value-type="float" office:value="23213.8333333333" calcext:value-type="float">
            <text:p>23213.8333333333</text:p>
          </table:table-cell>
        </table:table-row>
        <table:table-row table:style-name="ro1">
          <table:table-cell table:number-columns-repeated="3"/>
          <table:table-cell table:formula="of:=AVERAGE([.D2:.D289])/1000" office:value-type="float" office:value="193.05541952072" calcext:value-type="float">
            <text:p>193.05541952072</text:p>
          </table:table-cell>
          <table:table-cell table:formula="of:=AVERAGE([.E2:.E289])" office:value-type="float" office:value="20946.8901388889" calcext:value-type="float">
            <text:p>20946.89013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4T22:35:04.394835932</dc:date>
    <meta:editing-duration>PT1M36S</meta:editing-duration>
    <meta:editing-cycles>1</meta:editing-cycles>
    <meta:document-statistic meta:table-count="1" meta:cell-count="1447" meta:object-count="0"/>
    <meta:generator>LibreOffice/6.2.6.2$Linux_X86_64 LibreOffice_project/20$Build-2</meta:generator>
  </office:meta>
</office:document-meta>
</file>